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CitaçãoIntensa" style:master-page-name="MP0" style:family="paragraph">
      <style:paragraph-properties fo:break-before="page"/>
      <style:text-properties fo:font-size="24pt" style:font-size-asian="24pt" style:font-size-complex="24pt" fo:background-color="#F7F7F7"/>
    </style:style>
    <style:style style:name="T2" style:parent-style-name="Fonteparág.padrão" style:family="text">
      <style:text-properties style:font-name="Calibri" style:font-name-asian="Times New Roman" fo:color="#7030A0" fo:background-color="#F7F7F7"/>
    </style:style>
    <style:style style:name="T3" style:parent-style-name="Fonteparág.padrão" style:family="text">
      <style:text-properties style:font-name="Calibri" style:font-name-asian="Times New Roman" fo:color="#7030A0" fo:background-color="#F7F7F7"/>
    </style:style>
    <style:style style:name="T4" style:parent-style-name="Fonteparág.padrão" style:family="text">
      <style:text-properties style:font-name="Calibri" style:font-name-asian="Times New Roman" fo:color="#7030A0" fo:background-color="#F7F7F7"/>
    </style:style>
    <style:style style:name="T5" style:parent-style-name="Fonteparág.padrão" style:family="text">
      <style:text-properties style:font-name="Calibri" style:font-name-asian="Times New Roman" fo:color="#7030A0" fo:background-color="#F7F7F7"/>
    </style:style>
    <style:style style:name="T6" style:parent-style-name="Fonteparág.padrão" style:family="text">
      <style:text-properties style:font-name="Calibri" style:font-name-asian="Times New Roman" fo:color="#7030A0" fo:background-color="#F7F7F7"/>
    </style:style>
    <style:style style:name="T7" style:parent-style-name="Fonteparág.padrão" style:family="text">
      <style:text-properties style:font-name="Calibri" style:font-name-asian="Times New Roman" fo:color="#7030A0" fo:background-color="#F7F7F7"/>
    </style:style>
    <style:style style:name="T8" style:parent-style-name="Fonteparág.padrão" style:family="text">
      <style:text-properties style:font-name="Calibri" style:font-name-asian="Times New Roman" fo:background-color="#F7F7F7"/>
    </style:style>
    <style:style style:name="T9" style:parent-style-name="Fonteparág.padrão" style:family="text">
      <style:text-properties style:font-name="Calibri" style:font-name-asian="Times New Roman" fo:color="#7030A0" fo:background-color="#F7F7F7"/>
    </style:style>
    <style:style style:name="T10" style:parent-style-name="Fonteparág.padrão" style:family="text">
      <style:text-properties style:font-name="Calibri" style:font-name-asian="Times New Roman" fo:color="#7030A0" fo:background-color="#F7F7F7"/>
    </style:style>
    <style:style style:name="T11" style:parent-style-name="Fonteparág.padrão" style:family="text">
      <style:text-properties style:font-name="Calibri"/>
    </style:style>
    <style:style style:name="T12" style:parent-style-name="Fonteparág.padrão" style:family="text">
      <style:text-properties style:font-name="Calibri" fo:color="#7030A0"/>
    </style:style>
    <style:style style:name="P13" style:parent-style-name="Normal" style:family="paragraph">
      <style:text-properties style:font-name="Calibri" fo:color="#7030A0"/>
    </style:style>
    <style:style style:name="P14" style:parent-style-name="CitaçãoIntensa" style:family="paragraph">
      <style:text-properties fo:font-size="24pt" style:font-size-asian="24pt" style:font-size-complex="24pt"/>
    </style:style>
    <style:style style:name="T15" style:parent-style-name="Fonteparág.padrão" style:family="text">
      <style:text-properties style:font-name="Calibri" style:font-name-asian="Times New Roman" fo:color="#202122" fo:background-color="#FFFFFF"/>
    </style:style>
    <style:style style:name="T16" style:parent-style-name="Fonteparág.padrão" style:family="text">
      <style:text-properties style:font-name="Calibri" style:font-name-asian="Times New Roman" fo:color="#7030A0" fo:background-color="#FFFFFF"/>
    </style:style>
    <style:style style:name="T17" style:parent-style-name="Fonteparág.padrão" style:family="text">
      <style:text-properties style:font-name="Calibri" style:font-name-asian="Times New Roman" fo:color="#7030A0" fo:background-color="#FFFFFF"/>
    </style:style>
    <style:style style:name="T18" style:parent-style-name="Fonteparág.padrão" style:family="text">
      <style:text-properties style:font-name="Calibri" style:font-name-asian="Times New Roman" fo:font-weight="bold" style:font-weight-asian="bold" style:font-weight-complex="bold" fo:color="#7030A0" fo:background-color="#FFFFFF"/>
    </style:style>
    <style:style style:name="T19" style:parent-style-name="Fonteparág.padrão" style:family="text">
      <style:text-properties style:font-name="Calibri" style:font-name-asian="Times New Roman" fo:color="#7030A0" fo:background-color="#FFFFFF"/>
    </style:style>
    <style:style style:name="T20" style:parent-style-name="Fonteparág.padrão" style:family="text">
      <style:text-properties style:font-name="Calibri" style:font-name-asian="Times New Roman" fo:color="#7030A0" fo:background-color="#FFFFFF"/>
    </style:style>
    <style:style style:name="P21" style:parent-style-name="Normal" style:family="paragraph">
      <style:text-properties style:font-name="Calibri" style:font-name-asian="Times New Roman" fo:color="#7030A0"/>
    </style:style>
    <style:style style:name="T22" style:parent-style-name="Fonteparág.padrão" style:family="text">
      <style:text-properties style:font-name="Calibri" style:font-name-asian="Times New Roman" fo:color="#7030A0"/>
    </style:style>
    <style:style style:name="T23" style:parent-style-name="Fonteparág.padrão" style:family="text">
      <style:text-properties style:font-name="Calibri" style:font-name-asian="Times New Roman" fo:color="#7030A0"/>
    </style:style>
    <style:style style:name="T24" style:parent-style-name="Fonteparág.padrão" style:family="text">
      <style:text-properties style:font-name="Calibri" style:font-name-asian="Times New Roman" fo:color="#7030A0"/>
    </style:style>
  </office:automatic-styles>
  <office:body>
    <office:text text:use-soft-page-breaks="true">
      <text:p text:style-name="P1">Aspectos linguísticos<text:s/></text:p>
      <text:p text:style-name="Normal"><text:span text:style-name="T2"><text:s text:c="3"/></text:span><text:span text:style-name="T3">As práticas discursivas instauradas pelas redes sociais digitais e mediadas por sites como o Facebook recebem uma grande adesão de adolescentes e jovens. Por outro lado, sofrem considerável estigma por parte de<text:s/></text:span><text:span text:style-name="T4">instâncias reguladoras dos usos da língua portuguesa. A escrita no ambiente digital torna-se um mecanismo de<text:s/></text:span><text:span text:style-name="T5">acentuado auto</text:span><text:span text:style-name="T6"><text:s/>exposição dos usuários, ocasionando juízos de valor sobre usos "certos" e "errados" da língua. Nesse sentido, certa quantidade de pá</text:span><text:span text:style-name="T7">ginas<text:s/></text:span><text:span text:style-name="T8">(fanpages)<text:s/></text:span><text:span text:style-name="T9">do Facebook, cujas postagens são "curtidas", comentadas e eventualmente "compartilhadas" nas "linhas do tempo" dos usuários, vêm se constituindo em instâncias de ensino informal dos usos da língua tidos como melhores ou corretos, de forma<text:s/></text:span><text:span text:style-name="T10">paralela à instituição escolar.<text:s/></text:span></text:p>
      <text:p text:style-name="Normal"><text:span text:style-name="T11"><text:s text:c="3"/></text:span><text:span text:style-name="T12">Essas expressões que surgem no ambiente virtual muitas vezes se inspiram em memes, conteúdos virais na internet. No caso de outras, a origem é desconhecida, mas se mantêm populares por cair no gosto dos internautas.</text:span></text:p>
      <text:p text:style-name="P13"><text:s text:c="3"/>O fenômeno demonstra como as mutações da língua são naturais em diferentes situações de comunicação. Os novos termos contribuem para a criação de identidade de uma geração, capaz de se expressar e ser compreendida através dessas expressões.</text:p>
      <text:p text:style-name="P14">Privacidade virtual<text:s/></text:p>
      <text:p text:style-name="Normal"><text:span text:style-name="T15"><text:s text:c="3"/></text:span><text:span text:style-name="T16">A</text:span><text:span text:style-name="T17"> </text:span><text:span text:style-name="T18">privacidade digital</text:span><text:span text:style-name="T19"> é a habilidade de uma pessoa em controlar a exposição e a disponibilidade de informações seja dela, de um conhecido ou até mesmo de um desconhecido, na internet, através dos sites de compartilhamento e redes sociais. A atual<text:s/></text:span><text:span text:style-name="T20">arquitetura da internet permite o desenvolvimento de novas tecnologias de controle de informações, alterando a forma de como cada pessoa vê a privacidade</text:span></text:p>
      <text:p text:style-name="P21"><text:s text:c="3"/>Quando pensamos na Privacidade nos ambientes digitais temos muitos desafios, pois nem sempre é fácil saber o quão público ou privado é o ambiente.<text:s/>Na<text:s/>legislação brasileira o direito à privacidade está garantido, inclusive para crianças e adolescentes, dentro e fora das redes. Toda e qualquer violação da privacidade precisa ser legalmente justificada e com<text:s/>condições<text:s/><text:s text:c="3"/>específicas e proporcionais às necessidades. </text:p>
      <text:p text:style-name="Normal"><text:span text:style-name="T22"><text:s text:c="3"/></text:span><text:span text:style-name="T23">Estudos mostram que, diferente do Millenials, os Centennials estão mais preocupados em terem comportamentos mais seguros e evitarem arriscar a própria privacidade online. No Brasil, 90% dos jovens se<text:s/></text:span><text:span text:style-name="T24">dizem preocupados com seus dados digitais e a sua privacidade na rede mundial de computadores, bem mais que a média mundial, de 76%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CitaçãoIntensa" style:display-name="Citação Intensa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4472C4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ubak city br</meta:initial-creator>
    <dc:creator>HELDER DAVIDSON RODRIGUES ALVARENGA</dc:creator>
    <meta:creation-date>2020-10-14T21:29:00Z</meta:creation-date>
    <dc:date>2020-10-24T20:28:00Z</dc:date>
    <meta:template xlink:href="Normal" xlink:type="simple"/>
    <meta:editing-cycles>3</meta:editing-cycles>
    <meta:editing-duration>PT240S</meta:editing-duration>
    <meta:document-statistic meta:page-count="1" meta:paragraph-count="4" meta:word-count="379" meta:character-count="2422" meta:row-count="17" meta:non-whitespace-character-count="2047"/>
  </office:meta>
</office:document-meta>
</file>